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9) rotate (-1.55281943549936) translate (6.77693445108058cm 3.6843005485883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5871285409155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6) rotate (-2.1556561591382) translate (7.1094573185944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8466244787323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252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7) rotate (-1.55281943549936) translate (6.8437938348016cm 3.0401875027825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1) rotate (-2.1556561591382) translate (4.097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7) rotate (-2.15652882376419) translate (7.109706971542cm 3.1983621593124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02) rotate (-2.15687788961459) translate (3.8523068098942cm 3.557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1.339cm" svg:height="1.577cm" draw:transform="rotate (0.725184304203644) translate (3.590939154385cm 2.1391585090682cm)" svg:viewBox="0 0 1340 1578" svg:d="M0 244c-3 172 331 1063 560 1269 230 205 931-120 751-330-181-211-426-972-433-1123-6-152-875 13-878 184z">
          <text:p/>
        </draw:path>
        <draw:path draw:style-name="gr1" draw:text-style-name="P1" draw:layer="layout" svg:width="0.903cm" svg:height="0.661cm" draw:transform="rotate (-2.15757602131539) translate (4.465824440438cm 1.717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4) rotate (-2.15705242253979) translate (5.638365976276cm 2.319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41:08.145000000</dc:date>
    <meta:editing-duration>PT3M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